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ubtitle">
      <style:text-properties officeooo:rsid="0006a725" officeooo:paragraph-rsid="0006a725"/>
    </style:style>
    <style:style style:name="P2" style:family="paragraph" style:parent-style-name="Text_20_body">
      <style:text-properties style:text-underline-style="solid" style:text-underline-width="auto" style:text-underline-color="font-color" officeooo:rsid="0009a11d" officeooo:paragraph-rsid="0009a11d"/>
    </style:style>
    <style:style style:name="P3" style:family="paragraph" style:parent-style-name="Text_20_body">
      <style:text-properties style:text-underline-style="none" officeooo:rsid="000c1574" officeooo:paragraph-rsid="000c1574"/>
    </style:style>
    <style:style style:name="P4" style:family="paragraph" style:parent-style-name="Text_20_body">
      <style:text-properties style:text-underline-style="none" officeooo:rsid="000c6b0a" officeooo:paragraph-rsid="000e3237"/>
    </style:style>
    <style:style style:name="P5" style:family="paragraph" style:parent-style-name="Text_20_body">
      <style:text-properties fo:font-style="italic" style:text-underline-style="none" officeooo:rsid="000c6b0a" officeooo:paragraph-rsid="000e3237" style:font-style-asian="italic" style:font-style-complex="italic"/>
    </style:style>
    <style:style style:name="P6" style:family="paragraph" style:parent-style-name="Text_20_body">
      <style:text-properties fo:font-style="normal" style:text-underline-style="none" officeooo:rsid="00104958" officeooo:paragraph-rsid="00104958" style:font-style-asian="normal" style:font-style-complex="normal"/>
    </style:style>
    <style:style style:name="P7" style:family="paragraph" style:parent-style-name="Text_20_body">
      <style:text-properties fo:font-style="normal" style:text-underline-style="none" officeooo:rsid="00175659" officeooo:paragraph-rsid="00175659" style:font-style-asian="normal" style:font-style-complex="normal"/>
    </style:style>
    <style:style style:name="P8" style:family="paragraph" style:parent-style-name="Text_20_body">
      <style:text-properties fo:font-style="normal" style:text-underline-style="none" officeooo:rsid="00194515" officeooo:paragraph-rsid="00194515" style:font-style-asian="normal" style:font-style-complex="normal"/>
    </style:style>
    <style:style style:name="P9" style:family="paragraph" style:parent-style-name="Text_20_body">
      <style:text-properties fo:font-style="normal" style:text-underline-style="none" officeooo:rsid="001b7c05" officeooo:paragraph-rsid="001b7c05" style:font-style-asian="normal" style:font-style-complex="normal"/>
    </style:style>
    <style:style style:name="P10" style:family="paragraph" style:parent-style-name="Text_20_body">
      <style:text-properties fo:font-style="normal" style:text-underline-style="none" officeooo:rsid="001eb95c" officeooo:paragraph-rsid="001eb95c" style:font-style-asian="normal" style:font-style-complex="normal"/>
    </style:style>
    <style:style style:name="P11" style:family="paragraph" style:parent-style-name="Text_20_body">
      <style:text-properties fo:font-style="normal" style:text-underline-style="none" officeooo:rsid="00238ee4" officeooo:paragraph-rsid="00238ee4" style:font-style-asian="normal" style:font-style-complex="normal"/>
    </style:style>
    <style:style style:name="P12" style:family="paragraph" style:parent-style-name="Text_20_body">
      <style:text-properties fo:font-style="normal" style:text-underline-style="none" officeooo:rsid="0025597f" officeooo:paragraph-rsid="0025597f" style:font-style-asian="normal" style:font-style-complex="normal"/>
    </style:style>
    <style:style style:name="P13" style:family="paragraph" style:parent-style-name="Text_20_body">
      <style:text-properties fo:font-style="normal" style:text-underline-style="none" officeooo:rsid="00289e24" officeooo:paragraph-rsid="00289e24" style:font-style-asian="normal" style:font-style-complex="normal"/>
    </style:style>
    <style:style style:name="P14" style:family="paragraph" style:parent-style-name="Title">
      <style:text-properties officeooo:rsid="0006a725" officeooo:paragraph-rsid="0006a725"/>
    </style:style>
    <style:style style:name="P15" style:family="paragraph" style:parent-style-name="Text_20_body" style:list-style-name="L1">
      <style:text-properties fo:font-style="normal" style:text-underline-style="none" officeooo:rsid="00104958" officeooo:paragraph-rsid="00104958" style:font-style-asian="normal" style:font-style-complex="normal"/>
    </style:style>
    <style:style style:name="P16" style:family="paragraph" style:parent-style-name="Text_20_body" style:list-style-name="L1">
      <style:text-properties fo:font-style="normal" style:text-underline-style="none" officeooo:rsid="00112032" officeooo:paragraph-rsid="00112032" style:font-style-asian="normal" style:font-style-complex="normal"/>
    </style:style>
    <style:style style:name="P17" style:family="paragraph" style:parent-style-name="Text_20_body" style:list-style-name="L1">
      <style:text-properties fo:font-style="normal" style:text-underline-style="none" officeooo:rsid="00133b08" officeooo:paragraph-rsid="00133b08" style:font-style-asian="normal" style:font-style-complex="normal"/>
    </style:style>
    <style:style style:name="P18" style:family="paragraph" style:parent-style-name="Text_20_body" style:list-style-name="L1">
      <style:text-properties fo:font-style="normal" style:text-underline-style="none" officeooo:rsid="0015f4c6" officeooo:paragraph-rsid="0015f4c6" style:font-style-asian="normal" style:font-style-complex="normal"/>
    </style:style>
    <style:style style:name="P19" style:family="paragraph" style:parent-style-name="Text_20_body" style:list-style-name="L2">
      <style:text-properties fo:font-style="normal" style:text-underline-style="none" officeooo:rsid="001eb95c" officeooo:paragraph-rsid="001eb95c" style:font-style-asian="normal" style:font-style-complex="normal"/>
    </style:style>
    <style:style style:name="P20" style:family="paragraph" style:parent-style-name="Text_20_body" style:list-style-name="L2">
      <style:text-properties fo:font-style="normal" style:text-underline-style="none" officeooo:rsid="00217497" officeooo:paragraph-rsid="00217497" style:font-style-asian="normal" style:font-style-complex="normal"/>
    </style:style>
    <style:style style:name="P21" style:family="paragraph" style:parent-style-name="Text_20_body">
      <style:text-properties fo:font-style="normal" style:text-underline-style="none" officeooo:rsid="002a0854" officeooo:paragraph-rsid="0037af46" style:font-style-asian="normal" style:font-style-complex="normal"/>
    </style:style>
    <style:style style:name="P22" style:family="paragraph" style:parent-style-name="Text_20_body">
      <style:text-properties fo:font-style="normal" style:text-underline-style="none" officeooo:rsid="002cf193" officeooo:paragraph-rsid="002cf193" style:font-style-asian="normal" style:font-style-complex="normal"/>
    </style:style>
    <style:style style:name="P23" style:family="paragraph" style:parent-style-name="Text_20_body">
      <style:text-properties fo:font-style="normal" style:text-underline-style="none" officeooo:rsid="003060a0" officeooo:paragraph-rsid="003060a0" style:font-style-asian="normal" style:font-style-complex="normal"/>
    </style:style>
    <style:style style:name="P24" style:family="paragraph" style:parent-style-name="Text_20_body">
      <style:text-properties fo:font-style="normal" style:text-underline-style="none" officeooo:rsid="00378811" officeooo:paragraph-rsid="00378811" style:font-style-asian="normal" style:font-style-complex="normal"/>
    </style:style>
    <style:style style:name="P25" style:family="paragraph" style:parent-style-name="Text_20_body">
      <style:text-properties fo:font-style="normal" officeooo:rsid="00443ab1" officeooo:paragraph-rsid="00443ab1" style:font-style-asian="normal" style:font-style-complex="normal"/>
    </style:style>
    <style:style style:name="P26" style:family="paragraph" style:parent-style-name="Text_20_body">
      <style:text-properties fo:font-style="normal" officeooo:rsid="0044f8e1" officeooo:paragraph-rsid="0044f8e1" style:font-style-asian="normal" style:font-style-complex="normal"/>
    </style:style>
    <style:style style:name="P27" style:family="paragraph" style:parent-style-name="Text_20_body">
      <style:text-properties fo:font-style="normal" officeooo:rsid="004775cc" officeooo:paragraph-rsid="004775cc" style:font-style-asian="normal" style:font-style-complex="normal"/>
    </style:style>
    <style:style style:name="P28" style:family="paragraph" style:parent-style-name="Text_20_body">
      <style:text-properties fo:font-style="normal" style:text-underline-style="solid" style:text-underline-width="auto" style:text-underline-color="font-color" officeooo:rsid="0048266e" officeooo:paragraph-rsid="0048266e" style:font-style-asian="normal" style:font-style-complex="normal"/>
    </style:style>
    <style:style style:name="P29" style:family="paragraph" style:parent-style-name="Text_20_body" style:list-style-name="L3">
      <style:text-properties officeooo:paragraph-rsid="00378811"/>
    </style:style>
    <style:style style:name="P30" style:family="paragraph" style:parent-style-name="Text_20_body" style:list-style-name="L3">
      <style:text-properties officeooo:rsid="00378811" officeooo:paragraph-rsid="00378811"/>
    </style:style>
    <style:style style:name="P31" style:family="paragraph" style:parent-style-name="Text_20_body" style:list-style-name="L4">
      <style:text-properties officeooo:paragraph-rsid="0037af46"/>
    </style:style>
    <style:style style:name="P32" style:family="paragraph" style:parent-style-name="Text_20_body" style:list-style-name="L4">
      <style:text-properties officeooo:paragraph-rsid="003849b5"/>
    </style:style>
    <style:style style:name="P33" style:family="paragraph" style:parent-style-name="Text_20_body">
      <style:text-properties officeooo:paragraph-rsid="003849b5"/>
    </style:style>
    <style:style style:name="P34" style:family="paragraph" style:parent-style-name="Text_20_body">
      <style:text-properties officeooo:rsid="0038f778" officeooo:paragraph-rsid="0038f778"/>
    </style:style>
    <style:style style:name="P35" style:family="paragraph" style:parent-style-name="Text_20_body">
      <style:text-properties officeooo:rsid="003e818c" officeooo:paragraph-rsid="003e818c"/>
    </style:style>
    <style:style style:name="P36" style:family="paragraph" style:parent-style-name="Text_20_body" style:list-style-name="L6">
      <style:text-properties officeooo:rsid="003e818c" officeooo:paragraph-rsid="003e818c"/>
    </style:style>
    <style:style style:name="P37" style:family="paragraph" style:parent-style-name="Text_20_body" style:list-style-name="L6">
      <style:text-properties officeooo:rsid="003f10fb" officeooo:paragraph-rsid="003f10fb"/>
    </style:style>
    <style:style style:name="P38" style:family="paragraph" style:parent-style-name="Text_20_body">
      <style:text-properties officeooo:rsid="003f5c7c" officeooo:paragraph-rsid="003f5c7c"/>
    </style:style>
    <style:style style:name="P39" style:family="paragraph" style:parent-style-name="Text_20_body">
      <style:text-properties officeooo:rsid="00404a30" officeooo:paragraph-rsid="00404a30"/>
    </style:style>
    <style:style style:name="P40" style:family="paragraph" style:parent-style-name="Text_20_body">
      <style:text-properties officeooo:rsid="00418dbb" officeooo:paragraph-rsid="00418dbb"/>
    </style:style>
    <style:style style:name="P41" style:family="paragraph" style:parent-style-name="Text_20_body">
      <style:text-properties officeooo:rsid="00425363" officeooo:paragraph-rsid="00425363"/>
    </style:style>
    <style:style style:name="P42" style:family="paragraph" style:parent-style-name="Text_20_body">
      <style:text-properties officeooo:rsid="00443ab1" officeooo:paragraph-rsid="00443ab1"/>
    </style:style>
    <style:style style:name="P43" style:family="paragraph" style:parent-style-name="Text_20_body">
      <style:text-properties officeooo:paragraph-rsid="004629ba"/>
    </style:style>
    <style:style style:name="P44" style:family="paragraph" style:parent-style-name="Text_20_body">
      <style:text-properties officeooo:rsid="004775cc" officeooo:paragraph-rsid="004775cc"/>
    </style:style>
    <style:style style:name="P45" style:family="paragraph" style:parent-style-name="Text_20_body">
      <style:text-properties fo:font-style="italic" officeooo:rsid="004775cc" officeooo:paragraph-rsid="004775cc" style:font-style-asian="italic" style:font-style-complex="italic"/>
    </style:style>
    <style:style style:name="P46" style:family="paragraph" style:parent-style-name="Text_20_body" style:list-style-name="L7">
      <style:text-properties officeooo:paragraph-rsid="0048266e"/>
    </style:style>
    <style:style style:name="P47" style:family="paragraph" style:parent-style-name="Text_20_body" style:list-style-name="L7">
      <style:text-properties officeooo:rsid="0048266e" officeooo:paragraph-rsid="0048266e"/>
    </style:style>
    <style:style style:name="T1" style:family="text">
      <style:text-properties officeooo:rsid="0010eaed"/>
    </style:style>
    <style:style style:name="T2" style:family="text">
      <style:text-properties officeooo:rsid="00112032"/>
    </style:style>
    <style:style style:name="T3" style:family="text">
      <style:text-properties officeooo:rsid="0012eb86"/>
    </style:style>
    <style:style style:name="T4" style:family="text">
      <style:text-properties officeooo:rsid="001439fa"/>
    </style:style>
    <style:style style:name="T5" style:family="text">
      <style:text-properties officeooo:rsid="001fa451"/>
    </style:style>
    <style:style style:name="T6" style:family="text">
      <style:text-properties officeooo:rsid="00226ade"/>
    </style:style>
    <style:style style:name="T7" style:family="text">
      <style:text-properties officeooo:rsid="002716f9"/>
    </style:style>
    <style:style style:name="T8" style:family="text">
      <style:text-properties officeooo:rsid="0027893e"/>
    </style:style>
    <style:style style:name="T9" style:family="text">
      <style:text-properties fo:font-style="italic" style:font-style-asian="italic" style:font-style-complex="italic"/>
    </style:style>
    <style:style style:name="T10" style:family="text">
      <style:text-properties fo:font-style="italic" style:text-underline-style="none" style:font-style-asian="italic" style:font-style-complex="italic"/>
    </style:style>
    <style:style style:name="T11" style:family="text">
      <style:text-properties fo:font-style="italic" style:text-underline-style="none" officeooo:rsid="002baa40" style:font-style-asian="italic" style:font-style-complex="italic"/>
    </style:style>
    <style:style style:name="T12" style:family="text">
      <style:text-properties officeooo:rsid="002baa40"/>
    </style:style>
    <style:style style:name="T13" style:family="text">
      <style:text-properties fo:font-style="normal" style:text-underline-style="none" style:font-style-asian="normal" style:font-style-complex="normal"/>
    </style:style>
    <style:style style:name="T14" style:family="text">
      <style:text-properties fo:font-style="normal" style:text-underline-style="none" officeooo:rsid="00378811" style:font-style-asian="normal" style:font-style-complex="normal"/>
    </style:style>
    <style:style style:name="T15" style:family="text">
      <style:text-properties fo:font-style="normal" style:text-underline-style="none" officeooo:rsid="002baa40" style:font-style-asian="normal" style:font-style-complex="normal"/>
    </style:style>
    <style:style style:name="T16" style:family="text">
      <style:text-properties fo:font-style="normal" style:text-underline-style="none" officeooo:rsid="002c4c6d" style:font-style-asian="normal" style:font-style-complex="normal"/>
    </style:style>
    <style:style style:name="T17" style:family="text">
      <style:text-properties fo:font-style="normal" style:text-underline-style="none" officeooo:rsid="0037af46" style:font-style-asian="normal" style:font-style-complex="normal"/>
    </style:style>
    <style:style style:name="T18" style:family="text">
      <style:text-properties fo:font-style="normal" style:text-underline-style="none" officeooo:rsid="003a25cb" style:font-style-asian="normal" style:font-style-complex="normal"/>
    </style:style>
    <style:style style:name="T19" style:family="text">
      <style:text-properties fo:font-style="normal" style:text-underline-style="none" officeooo:rsid="003b468e" style:font-style-asian="normal" style:font-style-complex="normal"/>
    </style:style>
    <style:style style:name="T20" style:family="text">
      <style:text-properties fo:font-style="normal" style:text-underline-style="none" officeooo:rsid="003f10fb" style:font-style-asian="normal" style:font-style-complex="normal"/>
    </style:style>
    <style:style style:name="T21" style:family="text">
      <style:text-properties fo:font-style="normal" style:text-underline-style="none" officeooo:rsid="004046c7" style:font-style-asian="normal" style:font-style-complex="normal"/>
    </style:style>
    <style:style style:name="T22" style:family="text">
      <style:text-properties fo:font-style="normal" style:text-underline-style="none" officeooo:rsid="004629ba" style:font-style-asian="normal" style:font-style-complex="normal"/>
    </style:style>
    <style:style style:name="T23" style:family="text">
      <style:text-properties fo:font-style="normal" style:text-underline-style="none" fo:font-weight="normal" style:font-style-asian="normal" style:font-weight-asian="normal" style:font-style-complex="normal" style:font-weight-complex="normal"/>
    </style:style>
    <style:style style:name="T24" style:family="text">
      <style:text-properties fo:font-style="normal" style:text-underline-style="none" fo:font-weight="normal" officeooo:rsid="0048266e" style:font-style-asian="normal" style:font-weight-asian="normal" style:font-style-complex="normal" style:font-weight-complex="normal"/>
    </style:style>
    <style:style style:name="T25" style:family="text">
      <style:text-properties officeooo:rsid="002ea002"/>
    </style:style>
    <style:style style:name="T26" style:family="text">
      <style:text-properties officeooo:rsid="002ed9dc"/>
    </style:style>
    <style:style style:name="T27" style:family="text">
      <style:text-properties officeooo:rsid="00315fee"/>
    </style:style>
    <style:style style:name="T28" style:family="text">
      <style:text-properties officeooo:rsid="00335aac"/>
    </style:style>
    <style:style style:name="T29" style:family="text">
      <style:text-properties officeooo:rsid="00348d0e"/>
    </style:style>
    <style:style style:name="T30" style:family="text">
      <style:text-properties officeooo:rsid="0036442e"/>
    </style:style>
    <style:style style:name="T31" style:family="text">
      <style:text-properties style:text-underline-style="non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Concurrency</text:p>
      <text:p text:style-name="P1">Interlude: Thread API</text:p>
      <text:p text:style-name="P2">The Crux: How Do We Create and Control Threads?</text:p>
      <text:p text:style-name="P3">27.1 Thread Creation</text:p>
      <text:p text:style-name="P4">POSIX interface: </text:p>
      <text:p text:style-name="P5">pthread_create(pthread_<text:span text:style-name="T1">t</text:span>*, const pthread_attr_t*, void*, void*)</text:p>
      <text:p text:style-name="P6">Arguments:</text:p>
      <text:list xml:id="list2463477393" text:style-name="L1">
        <text:list-item>
          <text:p text:style-name="P15">pointer to a structure of type pthreat_t <text:span text:style-name="T2">(initialization, used when interacting with the thread)</text:span></text:p>
        </text:list-item>
        <text:list-item>
          <text:p text:style-name="P16">specify any attributes this thread might have <text:span text:style-name="T3">(e.g. setting stack size or using default NULL)</text:span></text:p>
        </text:list-item>
        <text:list-item>
          <text:p text:style-name="P17">Which function should this thread start running in? <text:span text:style-name="T4">(A function pointer)</text:span></text:p>
        </text:list-item>
        <text:list-item>
          <text:p text:style-name="P18">The argument to be passed to the function where the thread begins execution.</text:p>
        </text:list-item>
      </text:list>
      <text:p text:style-name="P7">Noww we have another live executing entity, complete with its own call stack, running within the same address space as ass the concurrently existing threads in the program. </text:p>
      <text:p text:style-name="P8">27.2 Thread Completion</text:p>
      <text:p text:style-name="P9">If we want to wait for a thread to complete, we must call the routine pthread_join(). </text:p>
      <text:p text:style-name="P10">Arguments:</text:p>
      <text:list xml:id="list133288578" text:style-name="L2">
        <text:list-item>
          <text:p text:style-name="P19">Specification of which thread to wait for (type pthread_t), <text:span text:style-name="T5">variable initialized by the thread creation routine. </text:span></text:p>
        </text:list-item>
        <text:list-item>
          <text:p text:style-name="P20">A pointer to the return value yu expect to get back. <text:span text:style-name="T6">(void pointer, since we can return anything) </text:span></text:p>
        </text:list-item>
      </text:list>
      <text:p text:style-name="P11">Instead of creating a thread using pthread_create() and then wait for it to return with pthread_join() is a strange way of creating a thread. Intead, we can accomplish this by using a procedural call. </text:p>
      <text:p text:style-name="P11"/>
      <text:p text:style-name="P12">For example webservers that uses a main thread to accept request and then passing those to worker threadsmay never use pthread_join(). <text:span text:style-name="T7">However in a parallell program that creates threads for a particular task will likely use pthread_join() to make sure all such work completes before </text:span><text:span text:style-name="T8">exiting or moving to the next step of the execution. </text:span></text:p>
      <text:p text:style-name="P13">27.3 Locks</text:p>
      <text:p text:style-name="P21">A very useful set of functions providing mutual exclusiion to critical section via <text:span text:style-name="T9">locks</text:span>. <text:span text:style-name="T12">The most basic lock is:</text:span></text:p>
      <text:list xml:id="list4030840501" text:style-name="L4">
        <text:list-item>
          <text:p text:style-name="P31"><text:span text:style-name="T11">pthread_mutex_lock()</text:span><text:span text:style-name="T15"> </text:span></text:p>
        </text:list-item>
        <text:list-item>
          <text:p text:style-name="P32"><text:span text:style-name="T11">pthread_mutex_unlock</text:span><text:span text:style-name="T17">()</text:span></text:p>
        </text:list-item>
      </text:list>
      <text:p text:style-name="P33"><text:span text:style-name="T16">When we have a region of code that is unsafe (a critical section), locks are useful. </text:span></text:p>
      <text:p text:style-name="P22"><text:soft-page-break/>If no other thread holds the lock when pthread_mutex_lock is called, the calling thread will take it <text:span text:style-name="T25">and enter the critical section. </text:span><text:span text:style-name="T26">If another thread has the lock, the calling thread will not return until it has acquired the lock. </text:span></text:p>
      <text:p text:style-name="P23">Locks must have proper initialization, <text:span text:style-name="T27">proper initialization can be done with the PTHREAD_MUTEX_INITIALIZER </text:span><text:span text:style-name="T28">macro </text:span><text:span text:style-name="T29">(statically). </text:span><text:span text:style-name="T30">Also, during runtime</text:span><text:span text:style-name="T29">, pthread_mutex_init() can be called (dynamically). </text:span><text:span text:style-name="T30">When we are done with the lock a corresponding call to pthread_mutex_destroy() shall be made. </text:span></text:p>
      <text:p text:style-name="P24">Another lock routines are: </text:p>
      <text:list xml:id="list1748772379" text:style-name="L3">
        <text:list-item>
          <text:p text:style-name="P29"><text:span text:style-name="T14">int pthread_mutex_trylock(pthread_mutex_t* mutex);</text:span></text:p>
        </text:list-item>
        <text:list-item>
          <text:p text:style-name="P30"><text:span text:style-name="T13">int pthread_mutex_timedlock(pthread_mutex_t* mutex, strut timespec* abs_timeout);</text:span></text:p>
        </text:list-item>
      </text:list>
      <text:p text:style-name="P34"><text:span text:style-name="T13">27.4 Condition Variables</text:span></text:p>
      <text:p text:style-name="P34"><text:span text:style-name="T13">A major component in any thread library is the presence of a condition variable. </text:span><text:span text:style-name="T18">Conditioning is useful when some kind of signaling must take place between threads. </text:span><text:span text:style-name="T19">It can be that one thread is waiting on another thread to something before it continues. </text:span></text:p>
      <text:p text:style-name="P35"><text:span text:style-name="T19">T</text:span><text:span text:style-name="T13">his interaction can be achieved with 2 subroutines: </text:span></text:p>
      <text:list xml:id="list3531585802" text:style-name="L6">
        <text:list-item>
          <text:p text:style-name="P36"><text:span text:style-name="T13">int pthread_cond_wait(pthread_con</text:span><text:span text:style-name="T20">d</text:span><text:span text:style-name="T13">_t* cond, pthread_mutex_t* mutex); </text:span></text:p>
        </text:list-item>
        <text:list-item>
          <text:p text:style-name="P37"><text:span text:style-name="T13">int pthread_cond_signal(pthread_cond_t* cond); </text:span></text:p>
        </text:list-item>
      </text:list>
      <text:p text:style-name="P38"><text:span text:style-name="T13">To use a condition variable one must have a lock associated with the condition. </text:span><text:span text:style-name="T21">When calling either of these routines, the lock shall be held. </text:span></text:p>
      <text:p text:style-name="P39"><text:span text:style-name="T21">D</text:span><text:span text:style-name="T13">on’t be laxy, always use condition variables! It will reduce buggy code..</text:span></text:p>
      <text:p text:style-name="P40"><text:span text:style-name="T13">27.5 Compiling and Running</text:span></text:p>
      <text:p text:style-name="P41"><text:span text:style-name="T13">#include &lt;pthread.h&gt;</text:span></text:p>
      <text:p text:style-name="P42"><text:span text:style-name="T13">in the link-line, add the flag: </text:span><text:span text:style-name="T10">-pthread</text:span></text:p>
      <text:p text:style-name="P25"><text:span text:style-name="T31">Example: </text:span><text:span text:style-name="T10">gcc -o main main.c -Wall -pthread</text:span></text:p>
      <text:p text:style-name="P26"><text:span text:style-name="T31">27.6 Summary</text:span></text:p>
      <text:p text:style-name="P43"><text:span text:style-name="T22">We have introduced the basis of the pthread library, thread creation, building mutexes via locks, signaling and waiting with conditional variables. We don’t need so much else to write robust and efficient multi-threaded code. </text:span></text:p>
      <text:p text:style-name="P44"><text:span text:style-name="T22">T</text:span><text:span text:style-name="T13">ry: </text:span></text:p>
      <text:p text:style-name="P45"><text:span text:style-name="T31">man -k pthread </text:span></text:p>
      <text:p text:style-name="P27"><text:span text:style-name="T31">The hard part with threads is the tricky logic of how you build concurrent programs. </text:span></text:p>
      <text:p text:style-name="P28">Aside: Good Thread API Guidelines</text:p>
      <text:list xml:id="list1670530762" text:style-name="L7">
        <text:list-item>
          <text:p text:style-name="P46"><text:span text:style-name="T24">Keep it simple</text:span></text:p>
        </text:list-item>
        <text:list-item>
          <text:p text:style-name="P47"><text:span text:style-name="T23">Minimize thread interactions</text:span></text:p>
        </text:list-item>
        <text:list-item>
          <text:p text:style-name="P47"><text:span text:style-name="T23">Initialize locks and condtition variables</text:span></text:p>
        </text:list-item>
        <text:list-item>
          <text:p text:style-name="P47"><text:soft-page-break/><text:span text:style-name="T23">Check you return codes</text:span></text:p>
        </text:list-item>
        <text:list-item>
          <text:p text:style-name="P47"><text:span text:style-name="T23">Be careful with how you pass arguments to, and return <text:s/>values from, threads</text:span></text:p>
        </text:list-item>
        <text:list-item>
          <text:p text:style-name="P47"><text:span text:style-name="T23">Each thread has its own stack</text:span></text:p>
        </text:list-item>
        <text:list-item>
          <text:p text:style-name="P47"><text:span text:style-name="T23">Always use conditional variables to signal between threads</text:span></text:p>
        </text:list-item>
        <text:list-item>
          <text:p text:style-name="P47"><text:span text:style-name="T23">Use the MAN-pages (RTFM)</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18T19:06:08.059360845</meta:creation-date>
    <dc:date>2020-12-20T14:35:48.624291489</dc:date>
    <meta:editing-duration>PT1H3M42S</meta:editing-duration>
    <meta:editing-cycles>57</meta:editing-cycles>
    <meta:generator>LibreOffice/6.4.6.2$Linux_X86_64 LibreOffice_project/40$Build-2</meta:generator>
    <meta:document-statistic meta:table-count="0" meta:image-count="0" meta:object-count="0" meta:page-count="3" meta:paragraph-count="54" meta:word-count="623" meta:character-count="3986" meta:non-whitespace-character-count="3415"/>
  </office:meta>
</office:document-meta>
</file>